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Noto Sans CJK JP" svg:font-family="Noto Sans CJK JP" style:font-family-generic="swiss" style:font-pitch="variable"/>
    <style:font-face style:name="Segoe UI Symbol" svg:font-family="Segoe UI Symbol" style:font-family-generic="swiss" style:font-pitch="variable" svg:panose-1="2 11 5 2 4 2 4 2 2 3"/>
    <style:font-face style:name="Cambria Math" svg:font-family="Cambria Math" style:font-family-generic="roman" style:font-pitch="variable" svg:panose-1="2 4 5 3 5 4 6 3 2 4"/>
    <style:font-face style:name="Raavi" svg:font-family="Raavi" style:font-family-generic="swiss" style:font-pitch="variable" svg:panose-1="2 11 5 2 4 2 4 2 2 3"/>
    <style:font-face style:name="Noto Sans CJK KR" svg:font-family="Noto Sans CJK KR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Aptos Display" svg:font-family="Aptos Display" style:font-family-generic="swiss" style:font-pitch="variable" svg:panose-1="2 11 0 4 2 2 2 2 2 4"/>
  </office:font-face-decls>
  <office:automatic-styles>
    <style:style style:name="P1" style:parent-style-name="PlainText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urier New" style:font-name-asian="Noto Sans CJK JP" style:font-name-complex="Courier New" fo:font-size="9pt" style:font-size-asian="9pt" style:font-size-complex="9pt"/>
    </style:style>
    <style:style style:name="T3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4" style:parent-style-name="DefaultParagraphFont" style:family="text">
      <style:text-properties style:font-name="Noto Sans CJK JP" style:font-name-asian="Noto Sans CJK JP" style:font-name-complex="Noto Sans CJK JP" fo:font-size="9pt" style:font-size-asian="9pt" style:font-size-complex="9pt"/>
    </style:style>
    <style:style style:name="T5" style:parent-style-name="DefaultParagraphFont" style:family="text">
      <style:text-properties style:font-name="Segoe UI Symbol" style:font-name-complex="Segoe UI Symbol" fo:font-size="9pt" style:font-size-asian="9pt" style:font-size-complex="9pt"/>
    </style:style>
    <style:style style:name="T6" style:parent-style-name="DefaultParagraphFont" style:family="text">
      <style:text-properties style:font-name="Noto Sans CJK JP" style:font-name-asian="Noto Sans CJK JP" style:font-name-complex="Noto Sans CJK JP" fo:font-size="9pt" style:font-size-asian="9pt" style:font-size-complex="9pt"/>
    </style:style>
    <style:style style:name="T7" style:parent-style-name="DefaultParagraphFont" style:family="text">
      <style:text-properties style:font-name="Cambria Math" style:font-name-complex="Cambria Math" fo:font-size="9pt" style:font-size-asian="9pt" style:font-size-complex="9pt"/>
    </style:style>
    <style:style style:name="T8" style:parent-style-name="DefaultParagraphFont" style:family="text">
      <style:text-properties style:font-name="Noto Sans CJK JP" style:font-name-asian="Noto Sans CJK JP" style:font-name-complex="Noto Sans CJK JP" fo:font-size="9pt" style:font-size-asian="9pt" style:font-size-complex="9pt"/>
    </style:style>
    <style:style style:name="T9" style:parent-style-name="DefaultParagraphFont" style:family="text">
      <style:text-properties style:font-name="Cambria Math" style:font-name-complex="Cambria Math" fo:font-size="9pt" style:font-size-asian="9pt" style:font-size-complex="9pt"/>
    </style:style>
    <style:style style:name="T10" style:parent-style-name="DefaultParagraphFont" style:family="text">
      <style:text-properties style:font-name="Noto Sans CJK JP" style:font-name-asian="Noto Sans CJK JP" style:font-name-complex="Noto Sans CJK JP" fo:font-size="9pt" style:font-size-asian="9pt" style:font-size-complex="9pt"/>
    </style:style>
    <style:style style:name="T11" style:parent-style-name="DefaultParagraphFont" style:family="text">
      <style:text-properties style:font-name="Segoe UI Symbol" style:font-name-complex="Segoe UI Symbol" fo:font-size="9pt" style:font-size-asian="9pt" style:font-size-complex="9pt"/>
    </style:style>
    <style:style style:name="T12" style:parent-style-name="DefaultParagraphFont" style:family="text">
      <style:text-properties style:font-name="Noto Sans CJK JP" style:font-name-asian="Noto Sans CJK JP" style:font-name-complex="Noto Sans CJK JP" fo:font-size="9pt" style:font-size-asian="9pt" style:font-size-complex="9pt"/>
    </style:style>
    <style:style style:name="T13" style:parent-style-name="DefaultParagraphFont" style:family="text">
      <style:text-properties style:font-name="Segoe UI Symbol" style:font-name-complex="Segoe UI Symbol" fo:font-size="9pt" style:font-size-asian="9pt" style:font-size-complex="9pt"/>
    </style:style>
    <style:style style:name="T14" style:parent-style-name="DefaultParagraphFont" style:family="text">
      <style:text-properties style:font-name="Noto Sans CJK JP" style:font-name-asian="Noto Sans CJK JP" style:font-name-complex="Noto Sans CJK JP" fo:font-size="9pt" style:font-size-asian="9pt" style:font-size-complex="9pt"/>
    </style:style>
    <style:style style:name="T15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6" style:parent-style-name="DefaultParagraphFont" style:family="text">
      <style:text-properties style:font-name="Noto Sans CJK JP" style:font-name-asian="Noto Sans CJK JP" style:font-name-complex="Noto Sans CJK JP" fo:font-size="9pt" style:font-size-asian="9pt" style:font-size-complex="9pt"/>
    </style:style>
    <style:style style:name="T17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18" style:parent-style-name="DefaultParagraphFont" style:family="text">
      <style:text-properties style:font-name="Noto Sans CJK JP" style:font-name-asian="Noto Sans CJK JP" style:font-name-complex="Noto Sans CJK JP" fo:font-size="9pt" style:font-size-asian="9pt" style:font-size-complex="9pt"/>
    </style:style>
    <style:style style:name="T19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0" style:parent-style-name="DefaultParagraphFont" style:family="text">
      <style:text-properties style:font-name="Noto Sans CJK JP" style:font-name-asian="Noto Sans CJK JP" style:font-name-complex="Noto Sans CJK JP" fo:font-size="9pt" style:font-size-asian="9pt" style:font-size-complex="9pt"/>
    </style:style>
    <style:style style:name="T21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2" style:parent-style-name="DefaultParagraphFont" style:family="text">
      <style:text-properties style:font-name="Noto Sans CJK JP" style:font-name-asian="Noto Sans CJK JP" style:font-name-complex="Noto Sans CJK JP" fo:font-size="9pt" style:font-size-asian="9pt" style:font-size-complex="9pt"/>
    </style:style>
    <style:style style:name="T23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4" style:parent-style-name="DefaultParagraphFont" style:family="text">
      <style:text-properties style:font-name="Noto Sans CJK JP" style:font-name-asian="Noto Sans CJK JP" style:font-name-complex="Noto Sans CJK JP" fo:font-size="9pt" style:font-size-asian="9pt" style:font-size-complex="9pt"/>
    </style:style>
    <style:style style:name="T25" style:parent-style-name="DefaultParagraphFont" style:family="text">
      <style:text-properties style:font-name="Segoe UI Symbol" style:font-name-complex="Segoe UI Symbol" fo:font-size="9pt" style:font-size-asian="9pt" style:font-size-complex="9pt"/>
    </style:style>
    <style:style style:name="T26" style:parent-style-name="DefaultParagraphFont" style:family="text">
      <style:text-properties style:font-name="Cambria Math" style:font-name-complex="Cambria Math" fo:font-size="9pt" style:font-size-asian="9pt" style:font-size-complex="9pt"/>
    </style:style>
    <style:style style:name="T27" style:parent-style-name="DefaultParagraphFont" style:family="text">
      <style:text-properties style:font-name="Noto Sans CJK JP" style:font-name-asian="Noto Sans CJK JP" style:font-name-complex="Noto Sans CJK JP" fo:font-size="9pt" style:font-size-asian="9pt" style:font-size-complex="9pt"/>
    </style:style>
    <style:style style:name="T28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29" style:parent-style-name="DefaultParagraphFont" style:family="text">
      <style:text-properties style:font-name="Raavi" style:font-name-complex="Raavi" fo:font-size="9pt" style:font-size-asian="9pt" style:font-size-complex="9pt" style:script-type="complex" style:language-complex="pa" style:country-complex="IN"/>
    </style:style>
    <style:style style:name="T30" style:parent-style-name="DefaultParagraphFont" style:family="text">
      <style:text-properties style:font-name="Noto Sans CJK JP" style:font-name-asian="Noto Sans CJK JP" style:font-name-complex="Noto Sans CJK JP" fo:font-size="9pt" style:font-size-asian="9pt" style:font-size-complex="9pt"/>
    </style:style>
    <style:style style:name="T31" style:parent-style-name="DefaultParagraphFont" style:family="text">
      <style:text-properties style:font-name="Noto Sans CJK KR" style:font-name-asian="Noto Sans CJK KR" style:font-name-complex="Noto Sans CJK KR" fo:font-size="9pt" style:font-size-asian="9pt" style:font-size-complex="9pt"/>
    </style:style>
    <style:style style:name="T32" style:parent-style-name="DefaultParagraphFont" style:family="text">
      <style:text-properties style:font-name="Noto Sans CJK JP" style:font-name-asian="Noto Sans CJK JP" style:font-name-complex="Noto Sans CJK JP" fo:font-size="9pt" style:font-size-asian="9pt" style:font-size-complex="9pt"/>
    </style:style>
    <style:style style:name="T33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4" style:parent-style-name="DefaultParagraphFont" style:family="text">
      <style:text-properties style:font-name="Noto Sans CJK JP" style:font-name-asian="Noto Sans CJK JP" style:font-name-complex="Noto Sans CJK JP" fo:font-size="9pt" style:font-size-asian="9pt" style:font-size-complex="9pt"/>
    </style:style>
    <style:style style:name="T35" style:parent-style-name="DefaultParagraphFont" style:family="text">
      <style:text-properties style:font-name="Raavi" style:font-name-complex="Raavi" fo:font-size="9pt" style:font-size-asian="9pt" style:font-size-complex="9pt" style:script-type="complex" style:language-complex="pa" style:country-complex="IN"/>
    </style:style>
    <style:style style:name="T36" style:parent-style-name="DefaultParagraphFont" style:family="text">
      <style:text-properties style:font-name="Noto Sans CJK JP" style:font-name-asian="Noto Sans CJK JP" style:font-name-complex="Noto Sans CJK JP" fo:font-size="9pt" style:font-size-asian="9pt" style:font-size-complex="9pt"/>
    </style:style>
    <style:style style:name="T37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38" style:parent-style-name="DefaultParagraphFont" style:family="text">
      <style:text-properties style:font-name="Noto Sans CJK JP" style:font-name-asian="Noto Sans CJK JP" style:font-name-complex="Noto Sans CJK JP" fo:font-size="9pt" style:font-size-asian="9pt" style:font-size-complex="9pt"/>
    </style:style>
    <style:style style:name="T39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40" style:parent-style-name="DefaultParagraphFont" style:family="text">
      <style:text-properties style:font-name="Noto Sans CJK JP" style:font-name-asian="Noto Sans CJK JP" style:font-name-complex="Noto Sans CJK JP" fo:font-size="9pt" style:font-size-asian="9pt" style:font-size-complex="9pt"/>
    </style:style>
    <style:style style:name="T41" style:parent-style-name="DefaultParagraphFont" style:family="text">
      <style:text-properties style:font-name="Raavi" style:font-name-complex="Raavi" fo:font-size="9pt" style:font-size-asian="9pt" style:font-size-complex="9pt" style:script-type="complex" style:language-complex="pa" style:country-complex="IN"/>
    </style:style>
    <style:style style:name="T42" style:parent-style-name="DefaultParagraphFont" style:family="text">
      <style:text-properties style:font-name="Noto Sans CJK JP" style:font-name-asian="Noto Sans CJK JP" style:font-name-complex="Noto Sans CJK JP" fo:font-size="9pt" style:font-size-asian="9pt" style:font-size-complex="9pt"/>
    </style:style>
    <style:style style:name="T43" style:parent-style-name="DefaultParagraphFont" style:family="text">
      <style:text-properties style:font-name="Noto Sans CJK KR" style:font-name-asian="Noto Sans CJK KR" style:font-name-complex="Noto Sans CJK KR" fo:font-size="9pt" style:font-size-asian="9pt" style:font-size-complex="9pt"/>
    </style:style>
    <style:style style:name="T44" style:parent-style-name="DefaultParagraphFont" style:family="text">
      <style:text-properties style:font-name="Noto Sans CJK JP" style:font-name-asian="Noto Sans CJK JP" style:font-name-complex="Noto Sans CJK JP" fo:font-size="9pt" style:font-size-asian="9pt" style:font-size-complex="9pt"/>
    </style:style>
    <style:style style:name="T45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46" style:parent-style-name="DefaultParagraphFont" style:family="text">
      <style:text-properties style:font-name="Noto Sans CJK KR" style:font-name-asian="Noto Sans CJK KR" style:font-name-complex="Noto Sans CJK KR" fo:font-size="9pt" style:font-size-asian="9pt" style:font-size-complex="9pt"/>
    </style:style>
    <style:style style:name="T47" style:parent-style-name="DefaultParagraphFont" style:family="text">
      <style:text-properties style:font-name="Noto Sans CJK JP" style:font-name-asian="Noto Sans CJK JP" style:font-name-complex="Noto Sans CJK JP" fo:font-size="9pt" style:font-size-asian="9pt" style:font-size-complex="9pt"/>
    </style:style>
    <style:style style:name="T48" style:parent-style-name="DefaultParagraphFont" style:family="text">
      <style:text-properties style:font-name="Raavi" style:font-name-complex="Raavi" fo:font-size="9pt" style:font-size-asian="9pt" style:font-size-complex="9pt" style:script-type="complex" style:language-complex="pa" style:country-complex="IN"/>
    </style:style>
    <style:style style:name="T49" style:parent-style-name="DefaultParagraphFont" style:family="text">
      <style:text-properties style:font-name="Noto Sans CJK JP" style:font-name-asian="Noto Sans CJK JP" style:font-name-complex="Noto Sans CJK JP" fo:font-size="9pt" style:font-size-asian="9pt" style:font-size-complex="9pt" style:script-type="complex" style:language-complex="pa" style:country-complex="IN"/>
    </style:style>
    <style:style style:name="T50" style:parent-style-name="DefaultParagraphFont" style:family="text">
      <style:text-properties style:font-name="Noto Sans CJK JP" style:font-name-asian="Noto Sans CJK JP" style:font-name-complex="Noto Sans CJK JP" fo:font-size="9pt" style:font-size-asian="9pt" style:font-size-complex="9pt"/>
    </style:style>
    <style:style style:name="T51" style:parent-style-name="DefaultParagraphFont" style:family="text">
      <style:text-properties style:font-name="Raavi" style:font-name-complex="Raavi" fo:font-size="9pt" style:font-size-asian="9pt" style:font-size-complex="9pt" style:script-type="complex" style:language-complex="pa" style:country-complex="IN"/>
    </style:style>
    <style:style style:name="T52" style:parent-style-name="DefaultParagraphFont" style:family="text">
      <style:text-properties style:font-name="Noto Sans CJK JP" style:font-name-asian="Noto Sans CJK JP" style:font-name-complex="Noto Sans CJK JP" fo:font-size="9pt" style:font-size-asian="9pt" style:font-size-complex="9pt"/>
    </style:style>
    <style:style style:name="T53" style:parent-style-name="DefaultParagraphFont" style:family="text">
      <style:text-properties style:font-name="Cambria Math" style:font-name-complex="Cambria Math" fo:font-size="9pt" style:font-size-asian="9pt" style:font-size-complex="9pt"/>
    </style:style>
    <style:style style:name="T54" style:parent-style-name="DefaultParagraphFont" style:family="text">
      <style:text-properties style:font-name="Noto Sans CJK JP" style:font-name-asian="Noto Sans CJK JP" style:font-name-complex="Noto Sans CJK JP" fo:font-size="9pt" style:font-size-asian="9pt" style:font-size-complex="9pt"/>
    </style:style>
    <style:style style:name="T55" style:parent-style-name="DefaultParagraphFont" style:family="text">
      <style:text-properties style:font-name="Noto Sans CJK JP" style:font-name-asian="Noto Sans CJK JP" style:font-name-complex="Noto Sans CJK JP" fo:font-size="9pt" style:font-size-asian="9pt" style:font-size-complex="9pt"/>
    </style:style>
    <style:style style:name="T56" style:parent-style-name="DefaultParagraphFont" style:family="text">
      <style:text-properties style:font-name="Cambria Math" style:font-name-complex="Cambria Math" fo:font-size="9pt" style:font-size-asian="9pt" style:font-size-complex="9pt"/>
    </style:style>
    <style:style style:name="T57" style:parent-style-name="DefaultParagraphFont" style:family="text">
      <style:text-properties style:font-name="Noto Sans CJK JP" style:font-name-asian="Noto Sans CJK JP" style:font-name-complex="Noto Sans CJK JP" fo:font-size="9pt" style:font-size-asian="9pt" style:font-size-complex="9pt"/>
    </style:style>
    <style:style style:name="T58" style:parent-style-name="DefaultParagraphFont" style:family="text">
      <style:text-properties style:font-name="Segoe UI Symbol" style:font-name-complex="Segoe UI Symbol" fo:font-size="9pt" style:font-size-asian="9pt" style:font-size-complex="9pt"/>
    </style:style>
    <style:style style:name="T59" style:parent-style-name="DefaultParagraphFont" style:family="text">
      <style:text-properties style:font-name="Noto Sans CJK JP" style:font-name-asian="Noto Sans CJK JP" style:font-name-complex="Noto Sans CJK JP" fo:font-size="9pt" style:font-size-asian="9pt" style:font-size-complex="9pt"/>
    </style:style>
    <style:style style:name="T60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61" style:parent-style-name="DefaultParagraphFont" style:family="text">
      <style:text-properties style:font-name="Noto Sans CJK JP" style:font-name-asian="Noto Sans CJK JP" style:font-name-complex="Noto Sans CJK JP" fo:font-size="9pt" style:font-size-asian="9pt" style:font-size-complex="9pt"/>
    </style:style>
    <style:style style:name="T62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63" style:parent-style-name="DefaultParagraphFont" style:family="text">
      <style:text-properties style:font-name="Noto Sans CJK JP" style:font-name-asian="Noto Sans CJK JP" style:font-name-complex="Noto Sans CJK JP" fo:font-size="9pt" style:font-size-asian="9pt" style:font-size-complex="9pt"/>
    </style:style>
    <style:style style:name="T64" style:parent-style-name="DefaultParagraphFont" style:family="text">
      <style:text-properties style:font-name="Raavi" style:font-name-complex="Raavi" fo:font-size="9pt" style:font-size-asian="9pt" style:font-size-complex="9pt" style:script-type="complex" style:language-complex="pa" style:country-complex="IN"/>
    </style:style>
    <style:style style:name="T65" style:parent-style-name="DefaultParagraphFont" style:family="text">
      <style:text-properties style:font-name="Courier New" style:font-name-complex="Raavi" fo:font-size="9pt" style:font-size-asian="9pt" style:font-size-complex="9pt" style:script-type="complex" style:language-complex="pa" style:country-complex="IN"/>
    </style:style>
    <style:style style:name="T66" style:parent-style-name="DefaultParagraphFont" style:family="text">
      <style:text-properties style:font-name="Noto Sans CJK JP" style:font-name-asian="Noto Sans CJK JP" style:font-name-complex="Noto Sans CJK JP" fo:font-size="9pt" style:font-size-asian="9pt" style:font-size-complex="9pt"/>
    </style:style>
    <style:style style:name="T67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68" style:parent-style-name="DefaultParagraphFont" style:family="text">
      <style:text-properties style:font-name="Noto Sans CJK JP" style:font-name-asian="Noto Sans CJK JP" style:font-name-complex="Noto Sans CJK JP" fo:font-size="9pt" style:font-size-asian="9pt" style:font-size-complex="9pt"/>
    </style:style>
    <style:style style:name="T69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70" style:parent-style-name="DefaultParagraphFont" style:family="text">
      <style:text-properties style:font-name="Noto Sans CJK JP" style:font-name-asian="Noto Sans CJK JP" style:font-name-complex="Noto Sans CJK JP" fo:font-size="9pt" style:font-size-asian="9pt" style:font-size-complex="9pt"/>
    </style:style>
    <style:style style:name="T71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72" style:parent-style-name="DefaultParagraphFont" style:family="text">
      <style:text-properties style:font-name="Noto Sans CJK JP" style:font-name-asian="Noto Sans CJK JP" style:font-name-complex="Noto Sans CJK JP" fo:font-size="9pt" style:font-size-asian="9pt" style:font-size-complex="9pt"/>
    </style:style>
    <style:style style:name="T73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74" style:parent-style-name="DefaultParagraphFont" style:family="text">
      <style:text-properties style:font-name="Noto Sans CJK JP" style:font-name-asian="Noto Sans CJK JP" style:font-name-complex="Noto Sans CJK JP" fo:font-size="9pt" style:font-size-asian="9pt" style:font-size-complex="9pt"/>
    </style:style>
    <style:style style:name="T75" style:parent-style-name="DefaultParagraphFont" style:family="text">
      <style:text-properties style:font-name="Noto Sans CJK JP" style:font-name-asian="Noto Sans CJK JP" style:font-name-complex="Noto Sans CJK JP" fo:font-size="9pt" style:font-size-asian="9pt" style:font-size-complex="9pt"/>
    </style:style>
    <style:style style:name="T76" style:parent-style-name="DefaultParagraphFont" style:family="text">
      <style:text-properties style:font-name="Segoe UI Symbol" style:font-name-complex="Segoe UI Symbol" fo:font-size="9pt" style:font-size-asian="9pt" style:font-size-complex="9pt"/>
    </style:style>
    <style:style style:name="T77" style:parent-style-name="DefaultParagraphFont" style:family="text">
      <style:text-properties style:font-name="Noto Sans CJK JP" style:font-name-asian="Noto Sans CJK JP" style:font-name-complex="Noto Sans CJK JP" fo:font-size="9pt" style:font-size-asian="9pt" style:font-size-complex="9pt"/>
    </style:style>
    <style:style style:name="T78" style:parent-style-name="DefaultParagraphFont" style:family="text">
      <style:text-properties style:font-name="Raavi" style:font-name-complex="Raavi" fo:font-size="9pt" style:font-size-asian="9pt" style:font-size-complex="9pt" style:script-type="complex" style:language-complex="pa" style:country-complex="IN"/>
    </style:style>
    <style:style style:name="T79" style:parent-style-name="DefaultParagraphFont" style:family="text">
      <style:text-properties style:font-name="Courier New" style:font-name-complex="Raavi" fo:font-size="9pt" style:font-size-asian="9pt" style:font-size-complex="9pt" style:script-type="complex" style:language-complex="pa" style:country-complex="IN"/>
    </style:style>
    <style:style style:name="T80" style:parent-style-name="DefaultParagraphFont" style:family="text">
      <style:text-properties style:font-name="Noto Sans CJK JP" style:font-name-asian="Noto Sans CJK JP" style:font-name-complex="Noto Sans CJK JP" fo:font-size="9pt" style:font-size-asian="9pt" style:font-size-complex="9pt"/>
    </style:style>
    <style:style style:name="T81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82" style:parent-style-name="DefaultParagraphFont" style:family="text">
      <style:text-properties style:font-name="Noto Sans CJK JP" style:font-name-asian="Noto Sans CJK JP" style:font-name-complex="Noto Sans CJK JP" fo:font-size="9pt" style:font-size-asian="9pt" style:font-size-complex="9pt"/>
    </style:style>
    <style:style style:name="T83" style:parent-style-name="DefaultParagraphFont" style:family="text">
      <style:text-properties style:font-name="Courier New" style:font-name-complex="Courier New" fo:font-size="9pt" style:font-size-asian="9pt" style:font-size-complex="9pt"/>
    </style:style>
    <style:style style:name="T84" style:parent-style-name="DefaultParagraphFont" style:family="text">
      <style:text-properties style:font-name="Noto Sans CJK JP" style:font-name-asian="Noto Sans CJK JP" style:font-name-complex="Noto Sans CJK JP" fo:font-size="9pt" style:font-size-asian="9pt" style:font-size-complex="9pt"/>
    </style:style>
    <style:style style:name="T85" style:parent-style-name="DefaultParagraphFont" style:family="text">
      <style:text-properties style:font-name="Raavi" style:font-name-complex="Raavi" fo:font-size="9pt" style:font-size-asian="9pt" style:font-size-complex="9pt" style:script-type="complex" style:language-complex="pa" style:country-complex="IN"/>
    </style:style>
  </office:automatic-styles>
  <office:body>
    <office:text text:use-soft-page-breaks="true">
      <text:p text:style-name="P1"><text:span text:style-name="T2">慂正灵挠摯</text:span><text:span text:style-name="T3">੥</text:span><text:span text:style-name="T4">吊敨敳瀠楲瑮扡敬挠摯獥眠汩</text:span><text:span text:style-name="T5">⁬</text:span><text:span text:style-name="T6">污潬</text:span><text:span text:style-name="T7">⁷</text:span><text:span text:style-name="T8">潹</text:span><text:span text:style-name="T9">⁵</text:span><text:span text:style-name="T10">潴猠杩</text:span><text:span text:style-name="T11">⁮</text:span><text:span text:style-name="T12">湩攠敶</text:span><text:span text:style-name="T13">⁮</text:span><text:span text:style-name="T14">晩礠畯</text:span><text:span text:style-name="T15">⁲</text:span><text:span text:style-name="T16">桰湯</text:span><text:span text:style-name="T17">⁥</text:span><text:span text:style-name="T18">敧獴氠獯</text:span><text:span text:style-name="T19">ⱴ</text:span><text:span text:style-name="T20">猠潴敬</text:span><text:span text:style-name="T21">Ɱ</text:span><text:span text:style-name="T22">漠</text:span><text:span text:style-name="T23">⁲</text:span><text:span text:style-name="T24">慣</text:span><text:span text:style-name="T25">❮</text:span><text:span text:style-name="T26">⁴</text:span><text:span text:style-name="T27">敢甠敳</text:span><text:span text:style-name="T28">⹤</text:span><text:span text:style-name="T29">ਊ</text:span><text:span text:style-name="T30">爊慰潫</text:span><text:span text:style-name="T31">ㅯ</text:span><text:span text:style-name="T32">䀷浧楡</text:span><text:span text:style-name="T33">⹬</text:span><text:span text:style-name="T34">潣</text:span><text:span text:style-name="T35">੭</text:span><text:span text:style-name="T36">〸〰</text:span><text:span text:style-name="T37">㄰</text:span><text:span text:style-name="T38">㠸</text:span><text:span text:style-name="T39">਷</text:span><text:span text:style-name="T40">㐰〳㘹㜴</text:span><text:span text:style-name="T41">ਰ</text:span><text:span text:style-name="T42">㜶㠶</text:span><text:span text:style-name="T43">ㄹ</text:span><text:span text:style-name="T44">㔹</text:span><text:span text:style-name="T45">਷</text:span><text:span text:style-name="T46">ㄷ</text:span><text:span text:style-name="T47">㘶㔲㈴</text:span><text:span text:style-name="T48">ਵ</text:span><text:span text:style-name="T49">〳</text:span><text:span text:style-name="T50">㔴㠹㜹</text:span><text:span text:style-name="T51">ਸ਼</text:span><text:span text:style-name="T52">䄊潢瑵戠捡畫</text:span><text:span text:style-name="T53">⁰</text:span><text:span text:style-name="T54">潣敤㩳ㄊ</text:span><text:span text:style-name="T55">潙</text:span><text:span text:style-name="T56">⁵</text:span><text:span text:style-name="T57">慣</text:span><text:span text:style-name="T58">⁮</text:span><text:span text:style-name="T59">湯祬甠敳攠捡</text:span><text:span text:style-name="T60">⁨</text:span><text:span text:style-name="T61">慢正灵挠摯</text:span><text:span text:style-name="T62">⁥</text:span><text:span text:style-name="T63">湯散</text:span><text:span text:style-name="T64">ਮ</text:span><text:span text:style-name="T65">⸲</text:span><text:span text:style-name="T66">䄠瑦牥甠楳杮愠汬礠畯</text:span><text:span text:style-name="T67">⁲</text:span><text:span text:style-name="T68">潣敤</text:span><text:span text:style-name="T69">ⱳ</text:span><text:span text:style-name="T70">挠浯</text:span><text:span text:style-name="T71">⁥</text:span><text:span text:style-name="T72">慢正栠牥</text:span><text:span text:style-name="T73">⁥</text:span><text:span text:style-name="T74">潴朠瑥愠渠睥猠瑥</text:span><text:span text:style-name="T75">潙牵漠摬猠瑥眠汩</text:span><text:span text:style-name="T76">⁬</text:span><text:span text:style-name="T77">敢潣敭椠癮污摩</text:span><text:span text:style-name="T78">ਮ</text:span><text:span text:style-name="T79">⸳</text:span><text:span text:style-name="T80">䐠湯琧猠潴敲礠畯</text:span><text:span text:style-name="T81">⁲</text:span><text:span text:style-name="T82">潣敤</text:span><text:span text:style-name="T83">⁳</text:span><text:span text:style-name="T84">湩琠敨挠潬摵</text:span><text:span text:style-name="T85">ਮ</text:span>‬‬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Noto Sans CJK JP" svg:font-family="Noto Sans CJK JP" style:font-family-generic="swiss" style:font-pitch="variable"/>
    <style:font-face style:name="Segoe UI Symbol" svg:font-family="Segoe UI Symbol" style:font-family-generic="swiss" style:font-pitch="variable" svg:panose-1="2 11 5 2 4 2 4 2 2 3"/>
    <style:font-face style:name="Cambria Math" svg:font-family="Cambria Math" style:font-family-generic="roman" style:font-pitch="variable" svg:panose-1="2 4 5 3 5 4 6 3 2 4"/>
    <style:font-face style:name="Raavi" svg:font-family="Raavi" style:font-family-generic="swiss" style:font-pitch="variable" svg:panose-1="2 11 5 2 4 2 4 2 2 3"/>
    <style:font-face style:name="Noto Sans CJK KR" svg:font-family="Noto Sans CJK KR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Aptos Display" svg:font-family="Aptos Display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3444in" fo:margin-bottom="1in" fo:margin-right="1.345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/>
    <dc:creator>Roderick Pakoo</dc:creator>
    <meta:creation-date>2024-02-28T04:37:00Z</meta:creation-date>
    <dc:date>2024-02-28T04:37:00Z</dc:date>
    <meta:template xlink:href="Normal.dotm" xlink:type="simple"/>
    <meta:editing-cycles>2</meta:editing-cycles>
    <meta:editing-duration>PT0S</meta:editing-duration>
    <meta:document-statistic meta:page-count="1" meta:paragraph-count="1" meta:word-count="29" meta:character-count="197" meta:row-count="1" meta:non-whitespace-character-count="169"/>
  </office:meta>
</office:document-meta>
</file>